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8afa1" officeooo:paragraph-rsid="0018afa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afa1" officeooo:paragraph-rsid="0019a16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cac6" officeooo:paragraph-rsid="001dcac6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17" style:family="paragraph" style:parent-style-name="Standard" style:list-style-name="L9">
      <style:paragraph-properties fo:text-align="start" style:justify-single-word="false"/>
      <style:text-properties fo:font-size="12pt" officeooo:rsid="001dcac6" officeooo:paragraph-rsid="001dcac6" style:font-size-asian="10.5pt" style:font-size-complex="12pt"/>
    </style:style>
    <style:style style:name="P18" style:family="paragraph" style:parent-style-name="Standard" style:list-style-name="L10">
      <style:paragraph-properties fo:text-align="start" style:justify-single-word="false"/>
      <style:text-properties fo:font-size="12pt" officeooo:rsid="001dcac6" officeooo:paragraph-rsid="001dcac6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dcac6" officeooo:paragraph-rsid="001dcac6" style:font-size-asian="10.5pt" style:font-size-complex="12pt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2pt" officeooo:rsid="001e097a" officeooo:paragraph-rsid="001e097a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00292" officeooo:paragraph-rsid="00200292" style:font-size-asian="10.5pt" style:font-size-complex="12pt"/>
    </style:style>
    <style:style style:name="P22" style:family="paragraph" style:parent-style-name="Standard" style:list-style-name="L11">
      <style:paragraph-properties fo:text-align="start" style:justify-single-word="false"/>
      <style:text-properties fo:font-size="12pt" officeooo:rsid="00200292" officeooo:paragraph-rsid="00200292" style:font-size-asian="10.5pt" style:font-size-complex="12pt"/>
    </style:style>
    <style:style style:name="P23" style:family="paragraph" style:parent-style-name="Standard" style:list-style-name="L12">
      <style:paragraph-properties fo:text-align="start" style:justify-single-word="false"/>
      <style:text-properties fo:font-size="12pt" officeooo:rsid="00200292" officeooo:paragraph-rsid="00200292" style:font-size-asian="10.5pt" style:font-size-complex="12pt"/>
    </style:style>
    <style:style style:name="T1" style:family="text">
      <style:text-properties officeooo:rsid="001aa4fc"/>
    </style:style>
    <style:style style:name="T2" style:family="text">
      <style:text-properties officeooo:rsid="001bf5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year 12 task 1 logbook</text:p>
      <text:p text:style-name="P1">Noah Hallows</text:p>
      <text:p text:style-name="P1"/>
      <text:p text:style-name="P2">Entry 1 29/10/23</text:p>
      <text:p text:style-name="P2"/>
      <text:p text:style-name="P2">Aim: My aim today was to make an official start to my project and setup the libraries I am going to use in the major project.</text:p>
      <text:p text:style-name="P2"/>
      <text:p text:style-name="P2">Work completed:</text:p>
      <text:list text:style-name="L1">
        <text:list-item>
          <text:p text:style-name="P8">Started Gannt chart</text:p>
        </text:list-item>
        <text:list-item>
          <text:p text:style-name="P8">Started log book</text:p>
        </text:list-item>
        <text:list-item>
          <text:p text:style-name="P8">setup Opencv, distrobox and “face-recognition”(a python package for face recognition)</text:p>
        </text:list-item>
      </text:list>
      <text:p text:style-name="P2"/>
      <text:p text:style-name="P2">Work to be continued:</text:p>
      <text:list text:style-name="L2">
        <text:list-header>
          <text:p text:style-name="P9">I plan to continue updating the software I have installed and my log book and gannt chart.</text:p>
        </text:list-header>
      </text:list>
      <text:p text:style-name="P2"/>
      <text:p text:style-name="P2">Issues:</text:p>
      <text:p text:style-name="P3">Opencv doesn’t provide an install guide for Arch Linux, so instead of working it out my self I have setup a Fedora Linux container.</text:p>
      <text:p text:style-name="P3"/>
      <text:p text:style-name="P4">Entry 2 31/10/23</text:p>
      <text:p text:style-name="P4"/>
      <text:p text:style-name="P4">Aim: My aim today was to get a significant amount of my defining and understanding section done</text:p>
      <text:p text:style-name="P4"/>
      <text:p text:style-name="P4">Work complete<text:span text:style-name="T1">d</text:span>:</text:p>
      <text:list text:style-name="L3">
        <text:list-item>
          <text:p text:style-name="P10">DFD</text:p>
        </text:list-item>
        <text:list-item>
          <text:p text:style-name="P10">IPO diagram</text:p>
        </text:list-item>
        <text:list-item>
          <text:p text:style-name="P10">Identification of the problem</text:p>
        </text:list-item>
        <text:list-item>
          <text:p text:style-name="P10">Social and ethical issues</text:p>
        </text:list-item>
      </text:list>
      <text:p text:style-name="P4"/>
      <text:p text:style-name="P4">Work to be continued:</text:p>
      <text:list text:style-name="L4">
        <text:list-item>
          <text:p text:style-name="P11">Structure chart</text:p>
        </text:list-item>
      </text:list>
      <text:p text:style-name="P5">Issues: I had difficulty finding a program to make my diagrams in</text:p>
      <text:p text:style-name="P5"/>
      <text:p text:style-name="P6">Entry 3 1/11/23</text:p>
      <text:p text:style-name="P6"/>
      <text:p text:style-name="P6">Aim: To complete my context diagram</text:p>
      <text:p text:style-name="P6"/>
      <text:p text:style-name="P6">Work complete:</text:p>
      <text:list text:style-name="L5">
        <text:list-item>
          <text:p text:style-name="P12">Context diagram</text:p>
        </text:list-item>
      </text:list>
      <text:p text:style-name="P6"/>
      <text:p text:style-name="P6">Work to be continued:</text:p>
      <text:list text:style-name="L6">
        <text:list-item>
          <text:p text:style-name="P13">NA</text:p>
        </text:list-item>
      </text:list>
      <text:p text:style-name="P6"/>
      <text:p text:style-name="P6">Issues: NA</text:p>
      <text:p text:style-name="P5"/>
      <text:p text:style-name="P5">Entry <text:span text:style-name="T2">4</text:span> 2/11/23</text:p>
      <text:p text:style-name="P5"/>
      <text:p text:style-name="P5">Aim: To finish my system modeling tools</text:p>
      <text:p text:style-name="P5"/>
      <text:p text:style-name="P5">Work completed:</text:p>
      <text:list text:style-name="L7">
        <text:list-item>
          <text:p text:style-name="P15"><text:soft-page-break/>Strucute chart</text:p>
        </text:list-item>
        <text:list-item>
          <text:p text:style-name="P15">System flow chart</text:p>
        </text:list-item>
        <text:list-item>
          <text:p text:style-name="P15">Data dictionary</text:p>
        </text:list-item>
        <text:list-item>
          <text:p text:style-name="P14">Generation of ideas section</text:p>
        </text:list-item>
        <text:list-item>
          <text:p text:style-name="P14">Communication with others section</text:p>
        </text:list-item>
        <text:list-item>
          <text:p text:style-name="P14">Updated IPO diagram</text:p>
        </text:list-item>
        <text:list-item>
          <text:p text:style-name="P14">Selected appropriate data types</text:p>
        </text:list-item>
        <text:list-item>
          <text:p text:style-name="P14">Draft inferface design</text:p>
        </text:list-item>
        <text:list-item>
          <text:p text:style-name="P14">Setup github repo to store my work</text:p>
        </text:list-item>
      </text:list>
      <text:p text:style-name="P5"/>
      <text:p text:style-name="P5">Work to be continued:</text:p>
      <text:list text:style-name="L8">
        <text:list-item>
          <text:p text:style-name="P16">NA</text:p>
        </text:list-item>
      </text:list>
      <text:p text:style-name="P5"/>
      <text:p text:style-name="P5">Issues: Microsoft Visio is bad, <text:span text:style-name="T2">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/text:span></text:p>
      <text:p text:style-name="P5"/>
      <text:p text:style-name="P7">Entry 5 3/11/23</text:p>
      <text:p text:style-name="P7"/>
      <text:p text:style-name="P7">Aim: I planned on making my pseudocode and algorithm flowchart</text:p>
      <text:p text:style-name="P7"/>
      <text:p text:style-name="P7">Work complete:</text:p>
      <text:list text:style-name="L9">
        <text:list-item>
          <text:p text:style-name="P17">Pseudocode</text:p>
        </text:list-item>
        <text:list-item>
          <text:p text:style-name="P17">Algorithm flow chart</text:p>
        </text:list-item>
        <text:list-item>
          <text:p text:style-name="P20">Updated gannt chart</text:p>
        </text:list-item>
        <text:list-item>
          <text:p text:style-name="P20">Updated IPO diagram</text:p>
        </text:list-item>
      </text:list>
      <text:p text:style-name="P7"/>
      <text:p text:style-name="P7">Work to be continued:</text:p>
      <text:list text:style-name="L10">
        <text:list-item>
          <text:p text:style-name="P18">NA</text:p>
        </text:list-item>
      </text:list>
      <text:p text:style-name="P7"/>
      <text:p text:style-name="P7">Issues: Once again I do not like Microsoft Visio and I’m not 100% sure how I will tell opencv which face to blur</text:p>
      <text:p text:style-name="P7"/>
      <text:p text:style-name="P21">Entry 6 4/11/23</text:p>
      <text:p text:style-name="P21"/>
      <text:p text:style-name="P21">Aim: I plan on completing the remaining work for my assessment</text:p>
      <text:p text:style-name="P21"/>
      <text:p text:style-name="P21">Work complete:</text:p>
      <text:list text:style-name="L11">
        <text:list-item>
          <text:p text:style-name="P22">Selection of software environment</text:p>
        </text:list-item>
        <text:list-item>
          <text:p text:style-name="P22">Identification of appropriate hardware</text:p>
        </text:list-item>
        <text:list-item>
          <text:p text:style-name="P22">Defining files</text:p>
        </text:list-item>
        <text:list-item>
          <text:p text:style-name="P22">Refined system flow chart</text:p>
        </text:list-item>
        <text:list-item>
          <text:p text:style-name="P22">Refined data dictionary</text:p>
        </text:list-item>
        <text:list-item>
          <text:p text:style-name="P22">Identification of potential subroutines</text:p>
        </text:list-item>
        <text:list-item>
          <text:p text:style-name="P22">Identification of appropriate test data</text:p>
        </text:list-item>
        <text:list-item>
          <text:p text:style-name="P22">Planed enabling of user feedback and update system</text:p>
        </text:list-item>
        <text:list-item>
          <text:p text:style-name="P22">Reconsideration of social and ethical issues</text:p>
        </text:list-item>
        <text:list-item>
          <text:p text:style-name="P22">More communication with others</text:p>
        </text:list-item>
        <text:list-item>
          <text:p text:style-name="P22">Management of project using tools</text:p>
        </text:list-item>
        <text:list-item>
          <text:p text:style-name="P22">Compiling all work into single document ready for submission</text:p>
        </text:list-item>
      </text:list>
      <text:p text:style-name="P21"/>
      <text:p text:style-name="P21"><text:soft-page-break/>Work to be continued</text:p>
      <text:list text:style-name="L12">
        <text:list-item>
          <text:p text:style-name="P23">NA, project completed</text:p>
        </text:list-item>
      </text:list>
      <text:p text:style-name="P21"/>
      <text:p text:style-name="P21">Issues: I encounted no major issues today, the libraries and language I am using have no clear minimum hardware requirements so I had to work it out my self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1.403281828</meta:creation-date>
    <dc:date>2023-11-04T13:05:59.078052866</dc:date>
    <meta:editing-duration>PT2H16M59S</meta:editing-duration>
    <meta:editing-cycles>7</meta:editing-cycles>
    <meta:generator>LibreOffice/7.5.5.2$Linux_X86_64 LibreOffice_project/50$Build-2</meta:generator>
    <meta:document-statistic meta:table-count="0" meta:image-count="0" meta:object-count="0" meta:page-count="3" meta:paragraph-count="72" meta:word-count="492" meta:character-count="2699" meta:non-whitespace-character-count="2318"/>
  </office:meta>
</office:document-meta>
</file>